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enchmark-results-x86_64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217635" calcext:value-type="float">
            <text:p>0.000217635</text:p>
          </table:table-cell>
          <table:table-cell office:value-type="float" office:value="0.000212509" calcext:value-type="float">
            <text:p>0.000212509</text:p>
          </table:table-cell>
          <table:table-cell office:value-type="float" office:value="0.000218579" calcext:value-type="float">
            <text:p>0.000218579</text:p>
          </table:table-cell>
          <table:table-cell office:value-type="float" office:value="0.000215308" calcext:value-type="float">
            <text:p>0.000215308</text:p>
          </table:table-cell>
          <table:table-cell office:value-type="float" office:value="0.000216844" calcext:value-type="float">
            <text:p>0.000216844</text:p>
          </table:table-cell>
          <table:table-cell table:formula="of:=SUM([.B2:.F2])" office:value-type="float" office:value="0.001080875" calcext:value-type="float">
            <text:p>0.001080875</text:p>
          </table:table-cell>
          <table:table-cell table:formula="of:=[.G2]/5" office:value-type="float" office:value="0.000216175" calcext:value-type="float">
            <text:p>0.000216175</text:p>
          </table:table-cell>
          <table:table-cell table:formula="of:=[.H2]-[.$H$12]" office:value-type="float" office:value="0.0002161730607" calcext:value-type="float">
            <text:p>0.0002161731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80771" calcext:value-type="float">
            <text:p>1.80771E-05</text:p>
          </table:table-cell>
          <table:table-cell office:value-type="float" office:value="0.0000172597" calcext:value-type="float">
            <text:p>1.72597E-05</text:p>
          </table:table-cell>
          <table:table-cell office:value-type="float" office:value="0.0000175836" calcext:value-type="float">
            <text:p>1.75836E-05</text:p>
          </table:table-cell>
          <table:table-cell office:value-type="float" office:value="0.000016664" calcext:value-type="float">
            <text:p>0.000016664</text:p>
          </table:table-cell>
          <table:table-cell office:value-type="float" office:value="0.0000174643" calcext:value-type="float">
            <text:p>1.74643E-05</text:p>
          </table:table-cell>
          <table:table-cell table:formula="of:=SUM([.B3:.F3])" office:value-type="float" office:value="0.0000870487" calcext:value-type="float">
            <text:p>8.70487E-05</text:p>
          </table:table-cell>
          <table:table-cell table:formula="of:=[.G3]/5" office:value-type="float" office:value="0.00001740974" calcext:value-type="float">
            <text:p>1.740974E-05</text:p>
          </table:table-cell>
          <table:table-cell table:formula="of:=[.H3]-[.$H$12]" office:value-type="float" office:value="0.0000174078007" calcext:value-type="float">
            <text:p>1.74078007E-05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0849354" calcext:value-type="float">
            <text:p>8.49354E-05</text:p>
          </table:table-cell>
          <table:table-cell office:value-type="float" office:value="0.0000818587" calcext:value-type="float">
            <text:p>8.18587E-05</text:p>
          </table:table-cell>
          <table:table-cell office:value-type="float" office:value="0.0000847445" calcext:value-type="float">
            <text:p>8.47445E-05</text:p>
          </table:table-cell>
          <table:table-cell office:value-type="float" office:value="0.0000830277" calcext:value-type="float">
            <text:p>8.30277E-05</text:p>
          </table:table-cell>
          <table:table-cell office:value-type="float" office:value="0.0000843636" calcext:value-type="float">
            <text:p>8.43636E-05</text:p>
          </table:table-cell>
          <table:table-cell table:formula="of:=SUM([.B4:.F4])" office:value-type="float" office:value="0.0004189299" calcext:value-type="float">
            <text:p>0.0004189299</text:p>
          </table:table-cell>
          <table:table-cell table:formula="of:=[.G4]/5" office:value-type="float" office:value="0.00008378598" calcext:value-type="float">
            <text:p>0.000083786</text:p>
          </table:table-cell>
          <table:table-cell table:formula="of:=[.H4]-[.$H$12]" office:value-type="float" office:value="0.0000837840407" calcext:value-type="float">
            <text:p>0.000083784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510685" calcext:value-type="float">
            <text:p>5.10685E-06</text:p>
          </table:table-cell>
          <table:table-cell office:value-type="float" office:value="0.00000508162" calcext:value-type="float">
            <text:p>5.08162E-06</text:p>
          </table:table-cell>
          <table:table-cell office:value-type="float" office:value="0.000005101" calcext:value-type="float">
            <text:p>0.000005101</text:p>
          </table:table-cell>
          <table:table-cell office:value-type="float" office:value="0.00000509717" calcext:value-type="float">
            <text:p>5.09717E-06</text:p>
          </table:table-cell>
          <table:table-cell office:value-type="float" office:value="0.00000508594" calcext:value-type="float">
            <text:p>5.08594E-06</text:p>
          </table:table-cell>
          <table:table-cell table:formula="of:=SUM([.B5:.F5])" office:value-type="float" office:value="0.00002547258" calcext:value-type="float">
            <text:p>2.547258E-05</text:p>
          </table:table-cell>
          <table:table-cell table:formula="of:=[.G5]/5" office:value-type="float" office:value="0.000005094516" calcext:value-type="float">
            <text:p>5.094516E-06</text:p>
          </table:table-cell>
          <table:table-cell table:formula="of:=[.H5]-[.$H$12]" office:value-type="float" office:value="0.0000050925767" calcext:value-type="float">
            <text:p>5.0925767E-06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182812" calcext:value-type="float">
            <text:p>0.0182812</text:p>
          </table:table-cell>
          <table:table-cell office:value-type="float" office:value="0.0179799" calcext:value-type="float">
            <text:p>0.0179799</text:p>
          </table:table-cell>
          <table:table-cell office:value-type="float" office:value="0.0181247" calcext:value-type="float">
            <text:p>0.0181247</text:p>
          </table:table-cell>
          <table:table-cell office:value-type="float" office:value="0.0178486" calcext:value-type="float">
            <text:p>0.0178486</text:p>
          </table:table-cell>
          <table:table-cell office:value-type="float" office:value="0.0179369" calcext:value-type="float">
            <text:p>0.0179369</text:p>
          </table:table-cell>
          <table:table-cell table:formula="of:=SUM([.B6:.F6])" office:value-type="float" office:value="0.0901713" calcext:value-type="float">
            <text:p>0.0901713</text:p>
          </table:table-cell>
          <table:table-cell table:formula="of:=[.G6]/5" office:value-type="float" office:value="0.01803426" calcext:value-type="float">
            <text:p>0.01803426</text:p>
          </table:table-cell>
          <table:table-cell table:formula="of:=[.H6]-[.$H$12]" office:value-type="float" office:value="0.0180342580607" calcext:value-type="float">
            <text:p>0.0180342581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65789" calcext:value-type="float">
            <text:p>0.00265789</text:p>
          </table:table-cell>
          <table:table-cell office:value-type="float" office:value="0.00266702" calcext:value-type="float">
            <text:p>0.00266702</text:p>
          </table:table-cell>
          <table:table-cell office:value-type="float" office:value="0.00266076" calcext:value-type="float">
            <text:p>0.00266076</text:p>
          </table:table-cell>
          <table:table-cell office:value-type="float" office:value="0.00265361" calcext:value-type="float">
            <text:p>0.00265361</text:p>
          </table:table-cell>
          <table:table-cell office:value-type="float" office:value="0.00266232" calcext:value-type="float">
            <text:p>0.00266232</text:p>
          </table:table-cell>
          <table:table-cell table:formula="of:=SUM([.B7:.F7])" office:value-type="float" office:value="0.0133016" calcext:value-type="float">
            <text:p>0.0133016</text:p>
          </table:table-cell>
          <table:table-cell table:formula="of:=[.G7]/5" office:value-type="float" office:value="0.00266032" calcext:value-type="float">
            <text:p>0.00266032</text:p>
          </table:table-cell>
          <table:table-cell table:formula="of:=[.H7]-[.$H$12]" office:value-type="float" office:value="0.0026603180607" calcext:value-type="float">
            <text:p>0.0026603181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228348" calcext:value-type="float">
            <text:p>0.000228348</text:p>
          </table:table-cell>
          <table:table-cell office:value-type="float" office:value="0.000205543" calcext:value-type="float">
            <text:p>0.000205543</text:p>
          </table:table-cell>
          <table:table-cell office:value-type="float" office:value="0.000219093" calcext:value-type="float">
            <text:p>0.000219093</text:p>
          </table:table-cell>
          <table:table-cell office:value-type="float" office:value="0.000220372" calcext:value-type="float">
            <text:p>0.000220372</text:p>
          </table:table-cell>
          <table:table-cell office:value-type="float" office:value="0.00022428" calcext:value-type="float">
            <text:p>0.00022428</text:p>
          </table:table-cell>
          <table:table-cell table:formula="of:=SUM([.B8:.F8])" office:value-type="float" office:value="0.001097636" calcext:value-type="float">
            <text:p>0.001097636</text:p>
          </table:table-cell>
          <table:table-cell table:formula="of:=[.G8]/5" office:value-type="float" office:value="0.0002195272" calcext:value-type="float">
            <text:p>0.0002195272</text:p>
          </table:table-cell>
          <table:table-cell table:formula="of:=[.H8]-[.$H$12]" office:value-type="float" office:value="0.0002195252607" calcext:value-type="float">
            <text:p>0.0002195253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80371" calcext:value-type="float">
            <text:p>1.80371E-05</text:p>
          </table:table-cell>
          <table:table-cell office:value-type="float" office:value="0.0000152699" calcext:value-type="float">
            <text:p>1.52699E-05</text:p>
          </table:table-cell>
          <table:table-cell office:value-type="float" office:value="0.0000156629" calcext:value-type="float">
            <text:p>1.56629E-05</text:p>
          </table:table-cell>
          <table:table-cell office:value-type="float" office:value="0.0000170109" calcext:value-type="float">
            <text:p>1.70109E-05</text:p>
          </table:table-cell>
          <table:table-cell office:value-type="float" office:value="0.0000161222" calcext:value-type="float">
            <text:p>1.61222E-05</text:p>
          </table:table-cell>
          <table:table-cell table:formula="of:=SUM([.B9:.F9])" office:value-type="float" office:value="0.000082103" calcext:value-type="float">
            <text:p>0.000082103</text:p>
          </table:table-cell>
          <table:table-cell table:formula="of:=[.G9]/5" office:value-type="float" office:value="0.0000164206" calcext:value-type="float">
            <text:p>1.64206E-05</text:p>
          </table:table-cell>
          <table:table-cell table:formula="of:=[.H9]-[.$H$12]" office:value-type="float" office:value="0.0000164186607" calcext:value-type="float">
            <text:p>1.64186607E-05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382182" calcext:value-type="float">
            <text:p>0.000382182</text:p>
          </table:table-cell>
          <table:table-cell office:value-type="float" office:value="0.00038271" calcext:value-type="float">
            <text:p>0.00038271</text:p>
          </table:table-cell>
          <table:table-cell office:value-type="float" office:value="0.00038328" calcext:value-type="float">
            <text:p>0.00038328</text:p>
          </table:table-cell>
          <table:table-cell office:value-type="float" office:value="0.000385128" calcext:value-type="float">
            <text:p>0.000385128</text:p>
          </table:table-cell>
          <table:table-cell office:value-type="float" office:value="0.000383716" calcext:value-type="float">
            <text:p>0.000383716</text:p>
          </table:table-cell>
          <table:table-cell table:formula="of:=SUM([.B10:.F10])" office:value-type="float" office:value="0.001917016" calcext:value-type="float">
            <text:p>0.001917016</text:p>
          </table:table-cell>
          <table:table-cell table:formula="of:=[.G10]/5" office:value-type="float" office:value="0.0003834032" calcext:value-type="float">
            <text:p>0.0003834032</text:p>
          </table:table-cell>
          <table:table-cell table:formula="of:=[.H10]-[.$H$12]" office:value-type="float" office:value="0.0003834012607" calcext:value-type="float">
            <text:p>0.0003834013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783799" calcext:value-type="float">
            <text:p>7.83799E-05</text:p>
          </table:table-cell>
          <table:table-cell office:value-type="float" office:value="0.0000783171" calcext:value-type="float">
            <text:p>7.83171E-05</text:p>
          </table:table-cell>
          <table:table-cell office:value-type="float" office:value="0.0000784378" calcext:value-type="float">
            <text:p>7.84378E-05</text:p>
          </table:table-cell>
          <table:table-cell office:value-type="float" office:value="0.0000781283" calcext:value-type="float">
            <text:p>7.81283E-05</text:p>
          </table:table-cell>
          <table:table-cell office:value-type="float" office:value="0.000078263" calcext:value-type="float">
            <text:p>0.000078263</text:p>
          </table:table-cell>
          <table:table-cell table:formula="of:=SUM([.B11:.F11])" office:value-type="float" office:value="0.0003915261" calcext:value-type="float">
            <text:p>0.0003915261</text:p>
          </table:table-cell>
          <table:table-cell table:formula="of:=[.G11]/5" office:value-type="float" office:value="0.00007830522" calcext:value-type="float">
            <text:p>7.830522E-05</text:p>
          </table:table-cell>
          <table:table-cell table:formula="of:=[.H11]-[.$H$12]" office:value-type="float" office:value="0.0000783032807" calcext:value-type="float">
            <text:p>7.83032807E-05</text:p>
          </table:table-cell>
        </table:table-row>
        <table:table-row table:style-name="ro1">
          <table:table-cell office:value-type="string" calcext:value-type="string">
            <text:p>Empty function</text:p>
          </table:table-cell>
          <table:table-cell office:value-type="float" office:value="0.0000000019428" calcext:value-type="float">
            <text:p>1.9428E-09</text:p>
          </table:table-cell>
          <table:table-cell office:value-type="float" office:value="0.0000000019397" calcext:value-type="float">
            <text:p>1.9397E-09</text:p>
          </table:table-cell>
          <table:table-cell office:value-type="float" office:value="0.0000000019378" calcext:value-type="float">
            <text:p>1.9378E-09</text:p>
          </table:table-cell>
          <table:table-cell office:value-type="float" office:value="0.0000000019394" calcext:value-type="float">
            <text:p>1.9394E-09</text:p>
          </table:table-cell>
          <table:table-cell office:value-type="float" office:value="0.0000000019368" calcext:value-type="float">
            <text:p>1.9368E-09</text:p>
          </table:table-cell>
          <table:table-cell table:formula="of:=SUM([.B12:.F12])" office:value-type="float" office:value="0.0000000096965" calcext:value-type="float">
            <text:p>9.6965E-09</text:p>
          </table:table-cell>
          <table:table-cell table:formula="of:=[.G12]/5" office:value-type="float" office:value="0.0000000019393" calcext:value-type="float">
            <text:p>1.9393E-09</text:p>
          </table:table-cell>
          <table:table-cell table:formula="of:=[.H12]" office:value-type="float" office:value="0.0000000019393" calcext:value-type="float">
            <text:p>1.9393E-09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203264" calcext:value-type="float">
            <text:p>0.000203264</text:p>
          </table:table-cell>
          <table:table-cell office:value-type="float" office:value="0.000202659" calcext:value-type="float">
            <text:p>0.000202659</text:p>
          </table:table-cell>
          <table:table-cell office:value-type="float" office:value="0.000202764" calcext:value-type="float">
            <text:p>0.000202764</text:p>
          </table:table-cell>
          <table:table-cell office:value-type="float" office:value="0.000203347" calcext:value-type="float">
            <text:p>0.000203347</text:p>
          </table:table-cell>
          <table:table-cell office:value-type="float" office:value="0.000202599" calcext:value-type="float">
            <text:p>0.000202599</text:p>
          </table:table-cell>
          <table:table-cell table:formula="of:=SUM([.B13:.F13])" office:value-type="float" office:value="0.001014633" calcext:value-type="float">
            <text:p>0.001014633</text:p>
          </table:table-cell>
          <table:table-cell table:formula="of:=[.G13]/5" office:value-type="float" office:value="0.0002029266" calcext:value-type="float">
            <text:p>0.0002029266</text:p>
          </table:table-cell>
          <table:table-cell table:formula="of:=[.H13]-[.$H$12]" office:value-type="float" office:value="0.0002029246607" calcext:value-type="float">
            <text:p>0.0002029247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38908" calcext:value-type="float">
            <text:p>0.000038908</text:p>
          </table:table-cell>
          <table:table-cell office:value-type="float" office:value="0.0000388367" calcext:value-type="float">
            <text:p>3.88367E-05</text:p>
          </table:table-cell>
          <table:table-cell office:value-type="float" office:value="0.0000388994" calcext:value-type="float">
            <text:p>3.88994E-05</text:p>
          </table:table-cell>
          <table:table-cell office:value-type="float" office:value="0.0000388921" calcext:value-type="float">
            <text:p>3.88921E-05</text:p>
          </table:table-cell>
          <table:table-cell office:value-type="float" office:value="0.0000388525" calcext:value-type="float">
            <text:p>3.88525E-05</text:p>
          </table:table-cell>
          <table:table-cell table:formula="of:=SUM([.B14:.F14])" office:value-type="float" office:value="0.0001943887" calcext:value-type="float">
            <text:p>0.0001943887</text:p>
          </table:table-cell>
          <table:table-cell table:formula="of:=[.G14]/5" office:value-type="float" office:value="0.00003887774" calcext:value-type="float">
            <text:p>3.887774E-05</text:p>
          </table:table-cell>
          <table:table-cell table:formula="of:=[.H14]-[.$H$12]" office:value-type="float" office:value="0.0000388758007" calcext:value-type="float">
            <text:p>3.88758007E-05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0836313" calcext:value-type="float">
            <text:p>0.000836313</text:p>
          </table:table-cell>
          <table:table-cell office:value-type="float" office:value="0.000856698" calcext:value-type="float">
            <text:p>0.000856698</text:p>
          </table:table-cell>
          <table:table-cell office:value-type="float" office:value="0.000837037" calcext:value-type="float">
            <text:p>0.000837037</text:p>
          </table:table-cell>
          <table:table-cell office:value-type="float" office:value="0.000842509" calcext:value-type="float">
            <text:p>0.000842509</text:p>
          </table:table-cell>
          <table:table-cell office:value-type="float" office:value="0.000832571" calcext:value-type="float">
            <text:p>0.000832571</text:p>
          </table:table-cell>
          <table:table-cell table:formula="of:=SUM([.B15:.F15])" office:value-type="float" office:value="0.004205128" calcext:value-type="float">
            <text:p>0.004205128</text:p>
          </table:table-cell>
          <table:table-cell table:formula="of:=[.G15]/5" office:value-type="float" office:value="0.0008410256" calcext:value-type="float">
            <text:p>0.0008410256</text:p>
          </table:table-cell>
          <table:table-cell table:formula="of:=[.H15]-[.$H$12]" office:value-type="float" office:value="0.0008410236607" calcext:value-type="float">
            <text:p>0.0008410237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4348" calcext:value-type="float">
            <text:p>0.00024348</text:p>
          </table:table-cell>
          <table:table-cell office:value-type="float" office:value="0.000224512" calcext:value-type="float">
            <text:p>0.000224512</text:p>
          </table:table-cell>
          <table:table-cell office:value-type="float" office:value="0.000237587" calcext:value-type="float">
            <text:p>0.000237587</text:p>
          </table:table-cell>
          <table:table-cell office:value-type="float" office:value="0.00022434" calcext:value-type="float">
            <text:p>0.00022434</text:p>
          </table:table-cell>
          <table:table-cell office:value-type="float" office:value="0.000230022" calcext:value-type="float">
            <text:p>0.000230022</text:p>
          </table:table-cell>
          <table:table-cell table:formula="of:=SUM([.B16:.F16])" office:value-type="float" office:value="0.001159941" calcext:value-type="float">
            <text:p>0.001159941</text:p>
          </table:table-cell>
          <table:table-cell table:formula="of:=[.G16]/5" office:value-type="float" office:value="0.0002319882" calcext:value-type="float">
            <text:p>0.0002319882</text:p>
          </table:table-cell>
          <table:table-cell table:formula="of:=[.H16]-[.$H$12]" office:value-type="float" office:value="0.0002319862607" calcext:value-type="float">
            <text:p>0.0002319863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248871" calcext:value-type="float">
            <text:p>0.000248871</text:p>
          </table:table-cell>
          <table:table-cell office:value-type="float" office:value="0.000254605" calcext:value-type="float">
            <text:p>0.000254605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0.000256777" calcext:value-type="float">
            <text:p>0.000256777</text:p>
          </table:table-cell>
          <table:table-cell office:value-type="float" office:value="0.000253287" calcext:value-type="float">
            <text:p>0.000253287</text:p>
          </table:table-cell>
          <table:table-cell table:formula="of:=SUM([.B17:.F17])" office:value-type="float" office:value="0.001269407" calcext:value-type="float">
            <text:p>0.001269407</text:p>
          </table:table-cell>
          <table:table-cell table:formula="of:=[.G17]/5" office:value-type="float" office:value="0.0002538814" calcext:value-type="float">
            <text:p>0.0002538814</text:p>
          </table:table-cell>
          <table:table-cell table:formula="of:=[.H17]-[.$H$12]" office:value-type="float" office:value="0.0002538794607" calcext:value-type="float">
            <text:p>0.0002538795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2121" calcext:value-type="float">
            <text:p>0.000022121</text:p>
          </table:table-cell>
          <table:table-cell office:value-type="float" office:value="0.0000206013" calcext:value-type="float">
            <text:p>2.06013E-05</text:p>
          </table:table-cell>
          <table:table-cell office:value-type="float" office:value="0.0000214182" calcext:value-type="float">
            <text:p>2.14182E-05</text:p>
          </table:table-cell>
          <table:table-cell office:value-type="float" office:value="0.0000208871" calcext:value-type="float">
            <text:p>2.08871E-05</text:p>
          </table:table-cell>
          <table:table-cell office:value-type="float" office:value="0.0000192439" calcext:value-type="float">
            <text:p>1.92439E-05</text:p>
          </table:table-cell>
          <table:table-cell table:formula="of:=SUM([.B18:.F18])" office:value-type="float" office:value="0.0001042715" calcext:value-type="float">
            <text:p>0.0001042715</text:p>
          </table:table-cell>
          <table:table-cell table:formula="of:=[.G18]/5" office:value-type="float" office:value="0.0000208543" calcext:value-type="float">
            <text:p>2.08543E-05</text:p>
          </table:table-cell>
          <table:table-cell table:formula="of:=[.H18]-[.$H$12]" office:value-type="float" office:value="0.0000208523607" calcext:value-type="float">
            <text:p>2.08523607E-05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135303" calcext:value-type="float">
            <text:p>0.00135303</text:p>
          </table:table-cell>
          <table:table-cell office:value-type="float" office:value="0.00136238" calcext:value-type="float">
            <text:p>0.00136238</text:p>
          </table:table-cell>
          <table:table-cell office:value-type="float" office:value="0.00139401" calcext:value-type="float">
            <text:p>0.00139401</text:p>
          </table:table-cell>
          <table:table-cell office:value-type="float" office:value="0.00138333" calcext:value-type="float">
            <text:p>0.00138333</text:p>
          </table:table-cell>
          <table:table-cell office:value-type="float" office:value="0.00137618" calcext:value-type="float">
            <text:p>0.00137618</text:p>
          </table:table-cell>
          <table:table-cell table:formula="of:=SUM([.B19:.F19])" office:value-type="float" office:value="0.00686893" calcext:value-type="float">
            <text:p>0.00686893</text:p>
          </table:table-cell>
          <table:table-cell table:formula="of:=[.G19]/5" office:value-type="float" office:value="0.001373786" calcext:value-type="float">
            <text:p>0.001373786</text:p>
          </table:table-cell>
          <table:table-cell table:formula="of:=[.H19]-[.$H$12]" office:value-type="float" office:value="0.0013737840607" calcext:value-type="float">
            <text:p>0.0013737841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0856506" calcext:value-type="float">
            <text:p>8.56506E-05</text:p>
          </table:table-cell>
          <table:table-cell office:value-type="float" office:value="0.0000803773" calcext:value-type="float">
            <text:p>8.03773E-05</text:p>
          </table:table-cell>
          <table:table-cell office:value-type="float" office:value="0.0000845931" calcext:value-type="float">
            <text:p>8.45931E-05</text:p>
          </table:table-cell>
          <table:table-cell office:value-type="float" office:value="0.0000817962" calcext:value-type="float">
            <text:p>8.17962E-05</text:p>
          </table:table-cell>
          <table:table-cell office:value-type="float" office:value="0.0000832735" calcext:value-type="float">
            <text:p>8.32735E-05</text:p>
          </table:table-cell>
          <table:table-cell table:formula="of:=SUM([.B20:.F20])" office:value-type="float" office:value="0.0004156907" calcext:value-type="float">
            <text:p>0.0004156907</text:p>
          </table:table-cell>
          <table:table-cell table:formula="of:=[.G20]/5" office:value-type="float" office:value="0.00008313814" calcext:value-type="float">
            <text:p>8.313814E-05</text:p>
          </table:table-cell>
          <table:table-cell table:formula="of:=[.H20]-[.$H$12]" office:value-type="float" office:value="0.0000831362007" calcext:value-type="float">
            <text:p>8.31362007E-05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82293" calcext:value-type="float">
            <text:p>8.2293E-06</text:p>
          </table:table-cell>
          <table:table-cell office:value-type="float" office:value="0.00000819986" calcext:value-type="float">
            <text:p>8.19986E-06</text:p>
          </table:table-cell>
          <table:table-cell office:value-type="float" office:value="0.00000818799" calcext:value-type="float">
            <text:p>0.000008188</text:p>
          </table:table-cell>
          <table:table-cell office:value-type="float" office:value="0.00000816651" calcext:value-type="float">
            <text:p>8.16651E-06</text:p>
          </table:table-cell>
          <table:table-cell office:value-type="float" office:value="0.00000821333" calcext:value-type="float">
            <text:p>8.21333E-06</text:p>
          </table:table-cell>
          <table:table-cell table:formula="of:=SUM([.B21:.F21])" office:value-type="float" office:value="0.00004099699" calcext:value-type="float">
            <text:p>0.000040997</text:p>
          </table:table-cell>
          <table:table-cell table:formula="of:=[.G21]/5" office:value-type="float" office:value="0.000008199398" calcext:value-type="float">
            <text:p>8.199398E-06</text:p>
          </table:table-cell>
          <table:table-cell table:formula="of:=[.H21]-[.$H$12]" office:value-type="float" office:value="0.0000081974587" calcext:value-type="float">
            <text:p>8.1974587E-06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206678" calcext:value-type="float">
            <text:p>0.00206678</text:p>
          </table:table-cell>
          <table:table-cell office:value-type="float" office:value="0.00215764" calcext:value-type="float">
            <text:p>0.00215764</text:p>
          </table:table-cell>
          <table:table-cell office:value-type="float" office:value="0.00217045" calcext:value-type="float">
            <text:p>0.00217045</text:p>
          </table:table-cell>
          <table:table-cell office:value-type="float" office:value="0.00213142" calcext:value-type="float">
            <text:p>0.00213142</text:p>
          </table:table-cell>
          <table:table-cell office:value-type="float" office:value="0.00208604" calcext:value-type="float">
            <text:p>0.00208604</text:p>
          </table:table-cell>
          <table:table-cell table:formula="of:=SUM([.B22:.F22])" office:value-type="float" office:value="0.01061233" calcext:value-type="float">
            <text:p>0.01061233</text:p>
          </table:table-cell>
          <table:table-cell table:formula="of:=[.G22]/5" office:value-type="float" office:value="0.002122466" calcext:value-type="float">
            <text:p>0.002122466</text:p>
          </table:table-cell>
          <table:table-cell table:formula="of:=[.H22]-[.$H$12]" office:value-type="float" office:value="0.0021224640607" calcext:value-type="float">
            <text:p>0.002122464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21722" calcext:value-type="float">
            <text:p>0.0021722</text:p>
          </table:table-cell>
          <table:table-cell office:value-type="float" office:value="0.0021892" calcext:value-type="float">
            <text:p>0.0021892</text:p>
          </table:table-cell>
          <table:table-cell office:value-type="float" office:value="0.0022111" calcext:value-type="float">
            <text:p>0.0022111</text:p>
          </table:table-cell>
          <table:table-cell office:value-type="float" office:value="0.00217373" calcext:value-type="float">
            <text:p>0.00217373</text:p>
          </table:table-cell>
          <table:table-cell office:value-type="float" office:value="0.00216518" calcext:value-type="float">
            <text:p>0.00216518</text:p>
          </table:table-cell>
          <table:table-cell table:formula="of:=SUM([.B23:.F23])" office:value-type="float" office:value="0.01091141" calcext:value-type="float">
            <text:p>0.01091141</text:p>
          </table:table-cell>
          <table:table-cell table:formula="of:=[.G23]/5" office:value-type="float" office:value="0.002182282" calcext:value-type="float">
            <text:p>0.002182282</text:p>
          </table:table-cell>
          <table:table-cell table:formula="of:=[.H23]-[.$H$12]" office:value-type="float" office:value="0.0021822800607" calcext:value-type="float">
            <text:p>0.0021822801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0257962" calcext:value-type="float">
            <text:p>2.57962E-05</text:p>
          </table:table-cell>
          <table:table-cell office:value-type="float" office:value="0.0000253691" calcext:value-type="float">
            <text:p>2.53691E-05</text:p>
          </table:table-cell>
          <table:table-cell office:value-type="float" office:value="0.0000267397" calcext:value-type="float">
            <text:p>2.67397E-05</text:p>
          </table:table-cell>
          <table:table-cell office:value-type="float" office:value="0.0000289291" calcext:value-type="float">
            <text:p>2.89291E-05</text:p>
          </table:table-cell>
          <table:table-cell office:value-type="float" office:value="0.0000262981" calcext:value-type="float">
            <text:p>2.62981E-05</text:p>
          </table:table-cell>
          <table:table-cell table:formula="of:=SUM([.B24:.F24])" office:value-type="float" office:value="0.0001331322" calcext:value-type="float">
            <text:p>0.0001331322</text:p>
          </table:table-cell>
          <table:table-cell table:formula="of:=[.G24]/5" office:value-type="float" office:value="0.00002662644" calcext:value-type="float">
            <text:p>2.662644E-05</text:p>
          </table:table-cell>
          <table:table-cell table:formula="of:=[.H24]-[.$H$12]" office:value-type="float" office:value="0.0000266245007" calcext:value-type="float">
            <text:p>2.66245007E-0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87515" calcext:value-type="float">
            <text:p>1.87515E-06</text:p>
          </table:table-cell>
          <table:table-cell office:value-type="float" office:value="0.00000185809" calcext:value-type="float">
            <text:p>1.85809E-06</text:p>
          </table:table-cell>
          <table:table-cell office:value-type="float" office:value="0.00000185355" calcext:value-type="float">
            <text:p>1.85355E-06</text:p>
          </table:table-cell>
          <table:table-cell office:value-type="float" office:value="0.00000184054" calcext:value-type="float">
            <text:p>1.84054E-06</text:p>
          </table:table-cell>
          <table:table-cell office:value-type="float" office:value="0.00000185379" calcext:value-type="float">
            <text:p>1.85379E-06</text:p>
          </table:table-cell>
          <table:table-cell table:formula="of:=SUM([.B25:.F25])" office:value-type="float" office:value="0.00000928112" calcext:value-type="float">
            <text:p>9.28112E-06</text:p>
          </table:table-cell>
          <table:table-cell table:formula="of:=[.G25]/5" office:value-type="float" office:value="0.000001856224" calcext:value-type="float">
            <text:p>1.856224E-06</text:p>
          </table:table-cell>
          <table:table-cell table:formula="of:=[.H25]-[.$H$12]" office:value-type="float" office:value="0.0000018542847" calcext:value-type="float">
            <text:p>1.8542847E-06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353799" calcext:value-type="float">
            <text:p>3.53799E-05</text:p>
          </table:table-cell>
          <table:table-cell office:value-type="float" office:value="0.0000427558" calcext:value-type="float">
            <text:p>4.27558E-05</text:p>
          </table:table-cell>
          <table:table-cell office:value-type="float" office:value="0.0000274531" calcext:value-type="float">
            <text:p>2.74531E-05</text:p>
          </table:table-cell>
          <table:table-cell office:value-type="float" office:value="0.0000321877" calcext:value-type="float">
            <text:p>3.21877E-05</text:p>
          </table:table-cell>
          <table:table-cell office:value-type="float" office:value="0.0000278973" calcext:value-type="float">
            <text:p>2.78973E-05</text:p>
          </table:table-cell>
          <table:table-cell table:formula="of:=SUM([.B26:.F26])" office:value-type="float" office:value="0.0001656738" calcext:value-type="float">
            <text:p>0.0001656738</text:p>
          </table:table-cell>
          <table:table-cell table:formula="of:=[.G26]/5" office:value-type="float" office:value="0.00003313476" calcext:value-type="float">
            <text:p>3.313476E-05</text:p>
          </table:table-cell>
          <table:table-cell table:formula="of:=[.H26]-[.$H$12]" office:value-type="float" office:value="0.0000331328207" calcext:value-type="float">
            <text:p>3.31328207E-05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13411" calcext:value-type="float">
            <text:p>0.000013411</text:p>
          </table:table-cell>
          <table:table-cell office:value-type="float" office:value="0.0000178538" calcext:value-type="float">
            <text:p>1.78538E-05</text:p>
          </table:table-cell>
          <table:table-cell office:value-type="float" office:value="0.0000159738" calcext:value-type="float">
            <text:p>1.59738E-05</text:p>
          </table:table-cell>
          <table:table-cell office:value-type="float" office:value="0.0000173333" calcext:value-type="float">
            <text:p>1.73333E-05</text:p>
          </table:table-cell>
          <table:table-cell office:value-type="float" office:value="0.000013417" calcext:value-type="float">
            <text:p>0.000013417</text:p>
          </table:table-cell>
          <table:table-cell table:formula="of:=SUM([.B27:.F27])" office:value-type="float" office:value="0.0000779889" calcext:value-type="float">
            <text:p>7.79889E-05</text:p>
          </table:table-cell>
          <table:table-cell table:formula="of:=[.G27]/5" office:value-type="float" office:value="0.00001559778" calcext:value-type="float">
            <text:p>1.559778E-05</text:p>
          </table:table-cell>
          <table:table-cell table:formula="of:=[.H27]-[.$H$12]" office:value-type="float" office:value="0.0000155958407" calcext:value-type="float">
            <text:p>1.55958407E-05</text:p>
          </table:table-cell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8T11:14:04.584524781</dc:date>
    <meta:editing-duration>PT5M13S</meta:editing-duration>
    <meta:editing-cycles>2</meta:editing-cycles>
    <meta:generator>LibreOffice/5.1.6.2$Linux_X86_64 LibreOffice_project/10m0$Build-2</meta:generator>
    <meta:document-statistic meta:table-count="1" meta:cell-count="242" meta:object-count="0"/>
  </office:meta>
</office:document-meta>
</file>